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Voorsan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2, 1892</text:p>
      <text:p text:style-name="P5">Month<text:tab/><text:tab/><text:tab/><text:tab/><text:tab/><text:tab/>Jul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an Francisco</text:p>
      <text:p text:style-name="P5">State<text:tab/><text:tab/><text:tab/><text:tab/><text:tab/><text:tab/>C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JACOB VOORSANGER,/</text:p>
      <text:p text:style-name="P2">RABBI OF TEMPLE EMANUEL/</text:p>
      <text:p text:style-name="P2">2316 CALIFORNIA STREET./</text:p>
      <text:p text:style-name="P3">SAN FRANCISCO, CAL. July 12 1892/</text:p>
      <text:p text:style-name="P2">Rev Dr S. Morais/</text:p>
      <text:p text:style-name="P2"><text:tab/>My dear Sir/</text:p>
      <text:p text:style-name="P2"><text:tab/><text:tab/>In the fullness of my gratitude I take the liberty of/ sending you a message, doubtless of some interest to you. <text:s/>My dear/ boy Leon, who bears your honored name as a middle-name has/ been at the point of death, but God graciously willed that he/ should live. <text:s/>He had been ill from peritonitis, caused by an abscess/ on the peritoneum, a remarkable case in so young a person./ <text:s/>Last Saturday week, he was operated for laparotomy, the/ abscess was removed, the operation eminently successful,/ and to-day I am assured by his physician that every possible/ symptom of danger has disappeared and that the lad will/ be in a few weeks as healthy and as strong as ever. <text:s/>I say/ devotedly [Hebrew], and in the depth of my heart I have/ said [Hebrew]. <text:s/>The lad's past justifies me in/ assuring you that, should <text:soft-page-break/>God be always gracious and let him/ live he will do honor to your name. <text:s/>He was honorary no. 2 in/ his class in the public school, and only a month ago received/ the gold medal in the religious school for excellency in scholar-/ship and department, the highest award./</text:p>
      <text:p text:style-name="P2">I take this occasion to congratulate you on the thirty second/ anniversary of the consecration of your synagogue, and to wish/ you [Hebrew] the health and strength to minister therein/ with that rare and wonderful consistency, which brings you, and/ shall bring you that, which after all is the highest reward,/ personal contentment and the satisfaction that you may/ say [Hebrew]! <text:s/>Ever yours/ Jacob Voorsang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4:07:16.09</meta:creation-date>
    <dc:date>2011-12-05T14:15:14.27</dc:date>
    <dc:creator>Penn Libraries</dc:creator>
    <meta:editing-duration>PT00H07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445" meta:character-count="2885"/>
  </office:meta>
</office:document-meta>
</file>